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2323dc" draw:marker-start-width="0.2cm" draw:marker-end-width="0.2cm" draw:fill="solid" draw:fill-color="#0084d1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50%"/>
    </style:style>
    <style:style style:name="gr2" style:family="graphic" style:parent-style-name="standard">
      <style:graphic-properties draw:stroke="none" svg:stroke-width="0cm" svg:stroke-color="#5c8526" draw:marker-start-width="0.2cm" draw:marker-end-width="0.2cm" draw:fill="solid" draw:fill-color="#ff950e" draw:opacity="100%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100%"/>
    </style:style>
    <style:style style:name="gr3" style:family="graphic" style:parent-style-name="standard">
      <style:graphic-properties svg:stroke-width="0.102cm" draw:marker-start="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cm" svg:stroke-color="#5c8526" draw:marker-start-width="0.2cm" draw:marker-end-width="0.2cm" draw:fill="solid" draw:fill-color="#00ae00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50%"/>
    </style:style>
    <style:style style:name="gr6" style:family="graphic" style:parent-style-name="standard">
      <style:graphic-properties draw:stroke="none" svg:stroke-width="0cm" svg:stroke-color="#5c8526" draw:marker-start-width="0.2cm" draw:marker-end-width="0.2cm" draw:fill="solid" draw:fill-color="#ff0000" draw:opacity="100%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100%"/>
    </style:style>
    <style:style style:name="gr7" style:family="graphic" style:parent-style-name="standard">
      <style:graphic-properties draw:stroke="dash" draw:stroke-dash="Fine_20_Dashed_20__28_var_29_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cm" svg:stroke-color="#2323dc" draw:marker-start-width="0.2cm" draw:marker-end-width="0.2cm" draw:fill="solid" draw:fill-color="#c5000b" draw:textarea-horizontal-align="justify" draw:textarea-vertical-align="middle" draw:auto-grow-height="false" fo:padding-top="0.125cm" fo:padding-bottom="0.125cm" fo:padding-left="0.25cm" fo:padding-right="0.25cm" draw:shadow="visible" draw:shadow-offset-x="0.102cm" draw:shadow-offset-y="0.102cm" draw:shadow-opacity="50%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family="'URW Chancery L'" style:font-pitch="variable" fo:font-size="18pt" fo:font-style="normal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18pt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ffff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44cm" svg:height="2.006cm" svg:x="9.024cm" svg:y="6.116cm">
          <text:p text:style-name="P1"><text:span text:style-name="T1">XSLT 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5.406cm" svg:height="2.349cm" svg:x="5.442cm" svg:y="1.073cm">
          <text:p text:style-name="P1"><text:span text:style-name="T2">Layout → Racket</text:span></text:p>
          <text:p text:style-name="P1"><text:span text:style-name="T2">Compil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5.048cm" svg:y1="6.516cm" svg:x2="9.024cm" svg:y2="7.119cm" draw:start-shape="id1" draw:start-glue-point="1" draw:end-shape="id2" draw:end-glue-point="3" svg:d="m5048 6516h2040v603h1936">
          <text:p/>
        </draw:connector>
        <draw:connector draw:style-name="gr4" draw:text-style-name="P4" draw:layer="layout" svg:x1="8.145cm" svg:y1="3.422cm" svg:x2="12.244cm" svg:y2="6.116cm" draw:start-shape="id3" draw:start-glue-point="2" draw:end-shape="id2" svg:d="m8145 3422v1398h4099v1296">
          <text:p/>
        </draw:connector>
        <draw:custom-shape draw:style-name="gr5" draw:text-style-name="P2" xml:id="id1" draw:id="id1" draw:layer="layout" svg:width="3.576cm" svg:height="2.211cm" svg:x="1.472cm" svg:y="5.411cm">
          <text:p text:style-name="P1"><text:span text:style-name="T1">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3.666cm" svg:height="2.037cm" svg:x="19.552cm" svg:y="5.726cm">
          <text:p text:style-name="P1"><text:span text:style-name="T2">Layou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709cm" svg:height="1.801cm" svg:x="13.651cm" svg:y="1.173cm">
          <text:p text:style-name="P1"><text:span text:style-name="T2">Customization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6.005cm" svg:y1="2.974cm" svg:x2="12.244cm" svg:y2="6.116cm" draw:start-shape="id4" draw:start-glue-point="2" draw:end-shape="id2" draw:end-glue-point="0" svg:d="m16005 2974v1622h-3761v1520">
          <text:p/>
        </draw:connector>
        <draw:custom-shape draw:style-name="gr8" draw:text-style-name="P5" draw:layer="layout" svg:width="1.733cm" svg:height="0.837cm" svg:x="4.648cm" svg:y="0.675cm">
          <text:p text:style-name="P1"><text:span text:style-name="T3">XS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5.464cm" svg:y1="7.119cm" svg:x2="19.552cm" svg:y2="6.744cm" draw:start-shape="id2" draw:start-glue-point="1" draw:end-shape="id5" draw:end-glue-point="3" svg:d="m15464 7119c3144 0 1100-375 4088-375">
          <text:p/>
        </draw:connector>
        <draw:custom-shape draw:style-name="gr8" draw:text-style-name="P5" draw:layer="layout" svg:width="1.733cm" svg:height="0.837cm" svg:x="0.632cm" svg:y="5.109cm">
          <text:p text:style-name="P5"><text:span text:style-name="T3">XM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733cm" svg:height="0.837cm" svg:x="12.851cm" svg:y="0.775cm">
          <text:p text:style-name="P1"><text:span text:style-name="T3">XS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276cm" svg:height="1.076cm" svg:x="19.052cm" svg:y="5.08cm">
          <text:p text:style-name="P1"><text:span text:style-name="T3">Ra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62cm" fo:margin-bottom="0.762cm" fo:margin-left="0.762cm" fo:margin-right="0.762cm" fo:page-width="24.155cm" fo:page-height="8.9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 </meta:initial-creator>
    <meta:creation-date>2011-08-01T13:25:14</meta:creation-date>
    <dc:date>2011-08-12T00:11:17</dc:date>
    <meta:editing-duration>PT25M3S</meta:editing-duration>
    <meta:editing-cycles>13</meta:editing-cycles>
    <meta:generator>LibreOffice/3.4$Unix LibreOffice_project/340m1$Build-103</meta:generator>
    <meta:document-statistic meta:object-count="13"/>
  </office:meta>
</office:document-meta>
</file>